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5" style:family="table-column">
      <style:table-column-properties fo:break-before="auto" style:column-width="13.608cm"/>
    </style:style>
    <style:style style:name="co7" style:family="table-column">
      <style:table-column-properties fo:break-before="auto" style:column-width="2.545cm"/>
    </style:style>
    <style:style style:name="co10" style:family="table-column">
      <style:table-column-properties fo:break-before="auto" style:column-width="2.644cm"/>
    </style:style>
    <style:style style:name="co11" style:family="table-column">
      <style:table-column-properties fo:break-before="auto" style:column-width="14.016cm"/>
    </style:style>
    <style:style style:name="co12" style:family="table-column">
      <style:table-column-properties fo:break-before="auto" style:column-width="18.837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7"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12" style:family="table-row">
      <style:table-row-properties style:row-height="1.834cm" fo:break-before="auto" style:use-optimal-row-height="false"/>
    </style:style>
    <style:style style:name="ro10" style:family="table-row">
      <style:table-row-properties style:row-height="0.917cm" fo:break-before="auto" style:use-optimal-row-height="false"/>
    </style:style>
    <style:style style:name="ro11" style:family="table-row">
      <style:table-row-properties style:row-height="1.376cm" fo:break-before="auto" style:use-optimal-row-height="false"/>
    </style:style>
    <style:style style:name="ro19" style:family="table-row">
      <style:table-row-properties style:row-height="3.669cm" fo:break-before="auto" style:use-optimal-row-height="false"/>
    </style:style>
    <style:style style:name="ro13" style:family="table-row">
      <style:table-row-properties style:row-height="2.293cm" fo:break-before="auto" style:use-optimal-row-height="false"/>
    </style:style>
    <style:style style:name="ro23" style:family="table-row">
      <style:table-row-properties style:row-height="0.67cm" fo:break-before="auto" style:use-optimal-row-height="false"/>
    </style:style>
    <style:style style:name="ro27" style:family="table-row">
      <style:table-row-properties style:row-height="5.503cm" fo:break-before="auto" style:use-optimal-row-height="false"/>
    </style:style>
    <style:style style:name="ro17" style:family="table-row">
      <style:table-row-properties style:row-height="5.045cm" fo:break-before="auto" style:use-optimal-row-height="false"/>
    </style:style>
    <style:style style:name="ro28" style:family="table-row">
      <style:table-row-properties style:row-height="1.023cm" fo:break-before="auto" style:use-optimal-row-height="false"/>
    </style:style>
    <style:style style:name="ro29" style:family="table-row">
      <style:table-row-properties style:row-height="0.988cm" fo:break-before="auto" style:use-optimal-row-height="false"/>
    </style:style>
    <style:style style:name="ro15" style:family="table-row">
      <style:table-row-properties style:row-height="2.752cm" fo:break-before="auto" style:use-optimal-row-height="false"/>
    </style:style>
    <style:style style:name="ro22" style:family="table-row">
      <style:table-row-properties style:row-height="1.693cm" fo:break-before="auto" style:use-optimal-row-height="false"/>
    </style:style>
    <style:style style:name="ro24" style:family="table-row">
      <style:table-row-properties style:row-height="1.362cm" fo:break-before="auto" style:use-optimal-row-height="true"/>
    </style:style>
    <style:style style:name="ro25" style:family="table-row">
      <style:table-row-properties style:row-height="1.806cm" fo:break-before="auto" style:use-optimal-row-height="true"/>
    </style:style>
    <style:style style:name="ro26" style:family="table-row">
      <style:table-row-properties style:row-height="4.586cm" fo:break-before="auto" style:use-optimal-row-height="false"/>
    </style:style>
    <style:style style:name="ro30" style:family="table-row">
      <style:table-row-properties style:row-height="4.128cm" fo:break-before="auto" style:use-optimal-row-height="false"/>
    </style:style>
    <style:style style:name="ro31" style:family="table-row">
      <style:table-row-properties style:row-height="1.446cm" fo:break-before="auto" style:use-optimal-row-height="false"/>
    </style:style>
    <style:style style:name="ro32" style:family="table-row">
      <style:table-row-properties style:row-height="3.387cm" fo:break-before="auto" style:use-optimal-row-height="false"/>
    </style:style>
    <style:style style:name="ro33" style:family="table-row">
      <style:table-row-properties style:row-height="7.796cm" fo:break-before="auto" style:use-optimal-row-height="false"/>
    </style:style>
    <style:style style:name="ro34" style:family="table-row">
      <style:table-row-properties style:row-height="1.341cm" fo:break-before="auto" style:use-optimal-row-height="false"/>
    </style:style>
    <style:style style:name="ro35" style:family="table-row">
      <style:table-row-properties style:row-height="1.482cm" fo:break-before="auto" style:use-optimal-row-height="false"/>
    </style:style>
    <style:style style:name="ro36" style:family="table-row">
      <style:table-row-properties style:row-height="1.552cm" fo:break-before="auto" style:use-optimal-row-height="false"/>
    </style:style>
    <style:style style:name="ro37" style:family="table-row">
      <style:table-row-properties style:row-height="1.27cm" fo:break-before="auto" style:use-optimal-row-height="false"/>
    </style:style>
    <style:style style:name="ro38" style:family="table-row">
      <style:table-row-properties style:row-height="6.135cm" fo:break-before="auto" style:use-optimal-row-height="true"/>
    </style:style>
    <style:style style:name="ta1" style:family="table" style:master-page-name="PageStyle_5f_Overview">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PageStyle_5f_Blixem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9"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9"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0"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7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1"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2"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4"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5"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6"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7"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8"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1" style:family="table-cell" style:parent-style-name="Default">
      <style:table-cell-properties style:diagonal-bl-tr="none" style:diagonal-tl-br="none" fo:border="none"/>
    </style:style>
    <style:style style:name="ce9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7"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style:style style:name="T1"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2"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font-name="Verdana" style:font-name-asian="SimSun" style:font-name-complex="Lucida Sans"/>
    </style:style>
    <style:style style:name="T4"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4" table:print="false">
        <office:forms form:automatic-focus="false" form:apply-design-mode="false"/>
        <table:table-column table:style-name="co3" table:default-cell-style-name="ce77"/>
        <table:table-column table:style-name="co10" table:default-cell-style-name="ce91"/>
        <table:table-column table:style-name="co11" table:default-cell-style-name="ce91"/>
        <table:table-column table:style-name="co12" table:default-cell-style-name="ce91"/>
        <table:table-column table:style-name="co7" table:number-columns-repeated="253" table:default-cell-style-name="ce91"/>
        <table:table-column table:style-name="co7" table:number-columns-repeated="767" table:default-cell-style-name="Default"/>
        <table:table-row table:style-name="ro5">
          <table:table-cell table:style-name="ce75" office:value-type="string">
            <text:p>Blixem test plan</text:p>
          </table:table-cell>
          <table:table-cell table:number-columns-repeated="1023"/>
        </table:table-row>
        <table:table-row table:style-name="ro2">
          <table:table-cell table:style-name="ce76"/>
          <table:table-cell table:number-columns-repeated="1023"/>
        </table:table-row>
        <table:table-row table:style-name="ro6">
          <table:table-cell table:style-name="ce8" office:value-type="string">
            <text:p>Notes</text:p>
          </table:table-cell>
          <table:table-cell table:number-columns-repeated="1023"/>
        </table:table-row>
        <table:table-row table:style-name="ro7">
          <table:table-cell table:style-name="ce9" office:value-type="string">
            <text:p>Where applicable, these tests should be performed:</text:p>
            <text:p>1) in both nucleotide and protein mode; and</text:p>
            <text:p>2) with both the forward and reverse strand as the active strand.</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1" table:number-columns-repeated="2"/>
          <table:table-cell table:number-columns-repeated="1020"/>
        </table:table-row>
        <table:table-row table:style-name="ro1">
          <table:table-cell table:style-name="ce78"/>
          <table:table-cell table:style-name="ce92"/>
          <table:table-cell table:style-name="ce42" office:value-type="string">
            <text:p>Test description</text:p>
          </table:table-cell>
          <table:table-cell table:style-name="ce42" office:value-type="string">
            <text:p>Expected results</text:p>
          </table:table-cell>
          <table:table-cell table:style-name="ce55"/>
          <table:table-cell table:number-columns-repeated="1019"/>
        </table:table-row>
        <table:table-row table:style-name="ro8">
          <table:table-cell table:style-name="ce12" office:value-type="string" table:number-columns-spanned="1" table:number-rows-spanned="20">
            <text:p>NAVIGATION</text:p>
          </table:table-cell>
          <table:table-cell table:style-name="ce30" office:value-type="string" table:number-columns-spanned="1" table:number-rows-spanned="4">
            <text:p>Resizing</text:p>
          </table:table-cell>
          <table:table-cell table:style-name="ce43" office:value-type="string">
            <text:p>Resize the main window</text:p>
          </table:table-cell>
          <table:table-cell table:style-name="ce43"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5"/>
          <table:table-cell table:number-columns-repeated="1019"/>
        </table:table-row>
        <table:table-row table:style-name="ro22">
          <table:covered-table-cell table:style-name="ce13"/>
          <table:covered-table-cell table:style-name="ce31"/>
          <table:table-cell table:style-name="ce43" office:value-type="string">
            <text:p>Resize a column in the detail view</text:p>
          </table:table-cell>
          <table:table-cell table:style-name="ce10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5"/>
          <table:table-cell table:number-columns-repeated="1019"/>
        </table:table-row>
        <table:table-row table:style-name="ro24">
          <table:covered-table-cell table:style-name="ce13"/>
          <table:covered-table-cell table:style-name="ce31"/>
          <table:table-cell table:style-name="ce43" office:value-type="string">
            <text:p>Adjust the position of the splitter bar(s) between the panes in the detail-view.</text:p>
            <text:p/>
          </table:table-cell>
          <table:table-cell table:style-name="ce43" office:value-type="string">
            <text:p>- Parts of the view should be hidden/shown, but not recalculated.</text:p>
            <text:p/>
          </table:table-cell>
          <table:table-cell table:style-name="ce55"/>
          <table:table-cell table:number-columns-repeated="1019"/>
        </table:table-row>
        <table:table-row table:style-name="ro10">
          <table:covered-table-cell table:style-name="ce13"/>
          <table:covered-table-cell table:style-name="ce32"/>
          <table:table-cell table:style-name="ce43" office:value-type="string">
            <text:p>Drag the splitter bar between the big-picture and the detail-view</text:p>
          </table:table-cell>
          <table:table-cell table:style-name="ce43" office:value-type="string">
            <text:p>- Parts of the view should be hidden/shown, but not recalculated.</text:p>
            <text:p/>
          </table:table-cell>
          <table:table-cell table:style-name="ce55"/>
          <table:table-cell table:number-columns-repeated="1019"/>
        </table:table-row>
        <table:table-row table:style-name="ro6">
          <table:covered-table-cell table:style-name="ce13"/>
          <table:table-cell table:style-name="ce93"/>
          <table:table-cell table:style-name="ce98"/>
          <table:table-cell table:style-name="ce52"/>
          <table:table-cell table:style-name="ce55"/>
          <table:table-cell table:number-columns-repeated="1019"/>
        </table:table-row>
        <table:table-row table:style-name="ro25">
          <table:covered-table-cell table:style-name="ce13"/>
          <table:table-cell table:style-name="ce30" office:value-type="string" table:number-columns-spanned="1" table:number-rows-spanned="5">
            <text:p>Zooming</text:p>
          </table:table-cell>
          <table:table-cell table:style-name="ce43" office:value-type="string">
            <text:p>Zoom in/out of the detail view</text:p>
            <text:p>a) using the toolbar buttons;</text:p>
            <text:p>b) using the keyboard shortcuts</text:p>
          </table:table-cell>
          <table:table-cell table:style-name="ce43"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5"/>
          <table:table-cell table:number-columns-repeated="1019"/>
        </table:table-row>
        <table:table-row table:style-name="ro12">
          <table:covered-table-cell table:style-name="ce13"/>
          <table:covered-table-cell table:style-name="ce31"/>
          <table:table-cell table:style-name="ce43" office:value-type="string">
            <text:p>Zoom in/out of the big picture</text:p>
            <text:p>a) using the buttons at the top of the big picture;</text:p>
            <text:p>b) using the keyboard shortcuts</text:p>
          </table:table-cell>
          <table:table-cell table:style-name="ce43"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5"/>
          <table:table-cell table:number-columns-repeated="1019"/>
        </table:table-row>
        <table:table-row table:style-name="ro11">
          <table:covered-table-cell table:style-name="ce13"/>
          <table:covered-table-cell table:style-name="ce31"/>
          <table:table-cell table:style-name="ce43" office:value-type="string">
            <text:p>Zoom out using the 'Whole' button in the big picture</text:p>
          </table:table-cell>
          <table:table-cell table:style-name="ce43" office:value-type="string">
            <text:p>- The big picture should zoom out so that the full range of the portion of reference sequence passed to Blixem is shown.</text:p>
            <text:p/>
          </table:table-cell>
          <table:table-cell table:style-name="ce55"/>
          <table:table-cell table:number-columns-repeated="1019"/>
        </table:table-row>
        <table:table-row table:style-name="ro12">
          <table:covered-table-cell table:style-name="ce13"/>
          <table:covered-table-cell table:style-name="ce31"/>
          <table:table-cell table:style-name="ce43" office:value-type="string">
            <text:p>Try zooming all the way in/out, as far as you can go, in the big picture.</text:p>
          </table:table-cell>
          <table:table-cell table:style-name="ce43"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5"/>
          <table:table-cell table:number-columns-repeated="1019"/>
        </table:table-row>
        <table:table-row table:style-name="ro13">
          <table:covered-table-cell table:style-name="ce13"/>
          <table:covered-table-cell table:style-name="ce32"/>
          <table:table-cell table:style-name="ce43" office:value-type="string">
            <text:p>Try zooming all the way in/out, as far as you can go, in the detail view.</text:p>
          </table:table-cell>
          <table:table-cell table:style-name="ce43"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5"/>
          <table:table-cell table:number-columns-repeated="1019"/>
        </table:table-row>
        <table:table-row table:style-name="ro6">
          <table:covered-table-cell table:style-name="ce13"/>
          <table:table-cell table:style-name="ce94" table:number-columns-repeated="3"/>
          <table:table-cell table:number-columns-repeated="1020"/>
        </table:table-row>
        <table:table-row table:style-name="ro26">
          <table:covered-table-cell table:style-name="ce13"/>
          <table:table-cell table:style-name="ce30" office:value-type="string" table:number-columns-spanned="1" table:number-rows-spanned="9">
            <text:p>Scrolling</text:p>
          </table:table-cell>
          <table:table-cell table:style-name="ce43" office:value-type="string">
            <text:p>Scroll left/right in the detail view</text:p>
            <text:p>a) using the '&lt;' and '&gt;' buttons;</text:p>
            <text:p>b) using the '&lt;&lt;' and '&gt;&gt;' buttons;</text:p>
            <text:p>c) using the keyboard shortcuts for a) and b)</text:p>
          </table:table-cell>
          <table:table-cell table:style-name="ce43"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3"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5"/>
          <table:table-cell table:number-columns-repeated="1019"/>
        </table:table-row>
        <table:table-row table:style-name="ro15">
          <table:covered-table-cell table:style-name="ce13"/>
          <table:covered-table-cell table:style-name="ce31"/>
          <table:table-cell table:style-name="ce43" office:value-type="string">
            <text:p>Scroll horizontally by dragging the scrollbar at the bottom of the Blixem window</text:p>
          </table:table-cell>
          <table:table-cell table:style-name="ce43"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5"/>
          <table:table-cell table:number-columns-repeated="1019"/>
        </table:table-row>
        <table:table-row table:style-name="ro30">
          <table:covered-table-cell table:style-name="ce13"/>
          <table:covered-table-cell table:style-name="ce31"/>
          <table:table-cell table:style-name="ce43" office:value-type="string">
            <text:p>Jump to a different detail-view range by middle-clicking in the big picture.</text:p>
            <text:p/>
            <text:p>Variations:</text:p>
            <text:p>1) Try dragging with the middle mouse button pressed to find the area of interest before releasing the mouse button.</text:p>
            <text:p/>
          </table:table-cell>
          <table:table-cell table:style-name="ce43" office:value-type="string">
            <text:p>- A preview box of where the new range will be should be shown in the big picture when you press the mouse butto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
          </table:table-cell>
          <table:table-cell table:style-name="ce55"/>
          <table:table-cell table:number-columns-repeated="1019"/>
        </table:table-row>
        <table:table-row table:style-name="ro15">
          <table:covered-table-cell table:style-name="ce13"/>
          <table:covered-table-cell table:style-name="ce31"/>
          <table:table-cell table:style-name="ce43" office:value-type="string">
            <text:p>Middle click in the detail view to centre on a base.</text:p>
            <text:p/>
            <text:p>Variations:</text:p>
            <text:p>1) Hold down the Ctrl key while you middle-click to disable scrolling.</text:p>
          </table:table-cell>
          <table:table-cell table:style-name="ce43"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Middle click in the big picture and position the highlight box so that it starts/ends on a grid line. Try this at various levels of zoom, including the maximum and minimum possible big-picture zoom levels.</text:p>
            <text:p/>
          </table:table-cell>
          <table:table-cell table:style-name="ce43"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5"/>
          <table:table-cell table:number-columns-repeated="1019"/>
        </table:table-row>
        <table:table-row table:style-name="ro17">
          <table:covered-table-cell table:style-name="ce13"/>
          <table:covered-table-cell table:style-name="ce31"/>
          <table:table-cell table:style-name="ce43" office:value-type="string">
            <text:p>Middle 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3"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3"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5"/>
          <table:table-cell table:number-columns-repeated="1019"/>
        </table:table-row>
        <table:table-row table:style-name="ro12">
          <table:covered-table-cell table:style-name="ce14"/>
          <table:covered-table-cell table:style-name="ce32"/>
          <table:table-cell table:style-name="ce43" office:value-type="string">
            <text:p>Try scrolling vertically in the detail-view panes:</text:p>
            <text:p>a) using the mouse wheel;</text:p>
            <text:p>b) by clicking and dragging the scrollbar.</text:p>
            <text:p/>
          </table:table-cell>
          <table:table-cell table:style-name="ce43" office:value-type="string">
            <text:p>- If the detail-view pane contains more rows than there are space for, it should scroll vertically.</text:p>
          </table:table-cell>
          <table:table-cell table:style-name="ce55"/>
          <table:table-cell table:number-columns-repeated="1019"/>
        </table:table-row>
        <table:table-row table:style-name="ro31">
          <table:table-cell table:style-name="ce79"/>
          <table:table-cell table:style-name="ce94" table:number-columns-repeated="3"/>
          <table:table-cell table:number-columns-repeated="1020"/>
        </table:table-row>
        <table:table-row table:style-name="ro19">
          <table:table-cell table:style-name="ce80" office:value-type="string" table:number-columns-spanned="1" table:number-rows-spanned="22">
            <text:p>SELECTIONS</text:p>
          </table:table-cell>
          <table:table-cell table:style-name="ce30" office:value-type="string" table:number-columns-spanned="1" table:number-rows-spanned="8">
            <text:p>Row selections</text:p>
          </table:table-cell>
          <table:table-cell table:style-name="ce43"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3"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5"/>
          <table:table-cell table:number-columns-repeated="1019"/>
        </table:table-row>
        <table:table-row table:style-name="ro32">
          <table:covered-table-cell table:style-name="ce81"/>
          <table:covered-table-cell table:style-name="ce31"/>
          <table:table-cell table:style-name="ce43"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10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Select an alignment in the big picture that is not in the current detail view. It should be highlighted in the big picture. Scroll the detail-view so that the alignment comes into view.</text:p>
          </table:table-cell>
          <table:table-cell table:style-name="ce43" office:value-type="string">
            <text:p>- Initially alignment will just be highlighted in the big picture.</text:p>
            <text:p>- When scrolled into view, it should also be shown as selected in the detail view.</text:p>
            <text:p/>
          </table:table-cell>
          <table:table-cell table:style-name="ce55"/>
          <table:table-cell table:number-columns-repeated="1019"/>
        </table:table-row>
        <table:table-row table:style-name="ro10">
          <table:covered-table-cell table:style-name="ce81"/>
          <table:covered-table-cell table:style-name="ce31"/>
          <table:table-cell table:style-name="ce43" office:value-type="string">
            <text:p>Select a row in the detail view and scroll it out of range and then back in to range.</text:p>
          </table:table-cell>
          <table:table-cell table:style-name="ce43"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5"/>
          <table:table-cell table:number-columns-repeated="1019"/>
        </table:table-row>
        <table:table-row table:style-name="ro30">
          <table:covered-table-cell table:style-name="ce81"/>
          <table:covered-table-cell table:style-name="ce31"/>
          <table:table-cell table:style-name="ce43"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3"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5"/>
          <table:table-cell table:number-columns-repeated="1019"/>
        </table:table-row>
        <table:table-row table:style-name="ro13">
          <table:covered-table-cell table:style-name="ce81"/>
          <table:covered-table-cell table:style-name="ce31"/>
          <table:table-cell table:style-name="ce43"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3"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5"/>
          <table:table-cell table:number-columns-repeated="1019"/>
        </table:table-row>
        <table:table-row table:style-name="ro13">
          <table:covered-table-cell table:style-name="ce81"/>
          <table:covered-table-cell table:style-name="ce31"/>
          <table:table-cell table:style-name="ce43" office:value-type="string">
            <text:p>With multiple rows selected in the detail-view, hold the CTRL key down and click one by one on the selected rows to deselect them.</text:p>
          </table:table-cell>
          <table:table-cell table:style-name="ce43"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5"/>
          <table:table-cell table:number-columns-repeated="1019"/>
        </table:table-row>
        <table:table-row table:style-name="ro12">
          <table:covered-table-cell table:style-name="ce81"/>
          <table:covered-table-cell table:style-name="ce32"/>
          <table:table-cell table:style-name="ce43"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3" office:value-type="string">
            <text:p>- All matches on the same sequence should be highlighted in the big picture, and their rows selected in the detail view (if visible).</text:p>
            <text:p/>
          </table:table-cell>
          <table:table-cell table:style-name="ce55"/>
          <table:table-cell table:number-columns-repeated="1019"/>
        </table:table-row>
        <table:table-row table:style-name="ro6">
          <table:covered-table-cell table:style-name="ce81"/>
          <table:table-cell table:style-name="ce95"/>
          <table:table-cell table:style-name="ce45"/>
          <table:table-cell table:style-name="ce52"/>
          <table:table-cell table:style-name="ce55"/>
          <table:table-cell table:number-columns-repeated="1019"/>
        </table:table-row>
        <table:table-row table:style-name="ro33">
          <table:covered-table-cell table:style-name="ce81"/>
          <table:table-cell table:style-name="ce36" office:value-type="string" table:number-columns-spanned="1" table:number-rows-spanned="7">
            <text:p>Base selections</text:p>
          </table:table-cell>
          <table:table-cell table:style-name="ce43"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3"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Middle-drag in the detail-view to vary the selection position before releasing to select a base.</text:p>
            <text:p/>
          </table:table-cell>
          <table:table-cell table:style-name="ce43" office:value-type="string">
            <text:p>- The coordinate in the feedback box should update as the mouse is dragged.</text:p>
            <text:p>- The detail-view range will not scroll until the mouse is released.</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Scroll the detail-view range to the start of the reference sequence range and then middle-click near the start to select a base.</text:p>
            <text:p/>
          </table:table-cell>
          <table:table-cell table:style-name="ce43" office:value-type="string">
            <text:p>- The base will be selected but the detail-view range will not scroll because it is already at the start.</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Scroll the detail-view range to the end of the reference sequence range and then middle-click near the end to select a base.</text:p>
            <text:p/>
          </table:table-cell>
          <table:table-cell table:style-name="ce43" office:value-type="string">
            <text:p>- The base will be selected but the detail-view range will not scroll because it is already at the end.</text:p>
          </table:table-cell>
          <table:table-cell table:style-name="ce55"/>
          <table:table-cell table:number-columns-repeated="1019"/>
        </table:table-row>
        <table:table-row table:style-name="ro15">
          <table:covered-table-cell table:style-name="ce81"/>
          <table:covered-table-cell table:style-name="ce31"/>
          <table:table-cell table:style-name="ce43" office:value-type="string">
            <text:p>In protein mode, middle-click/drag in the nucleotide header at the top of the detail-view.</text:p>
            <text:p/>
          </table:table-cell>
          <table:table-cell table:style-name="ce43"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5"/>
          <table:table-cell table:number-columns-repeated="1019"/>
        </table:table-row>
        <table:table-row table:style-name="ro19">
          <table:covered-table-cell table:style-name="ce81"/>
          <table:covered-table-cell table:style-name="ce31"/>
          <table:table-cell table:style-name="ce43"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3" office:value-type="string">
            <text:p>- The selected nucelotide will remain the same but a different codon will be selected based on the active reading frame.</text:p>
          </table:table-cell>
          <table:table-cell table:style-name="ce55"/>
          <table:table-cell table:number-columns-repeated="1019"/>
        </table:table-row>
        <table:table-row table:style-name="ro10">
          <table:covered-table-cell table:style-name="ce81"/>
          <table:covered-table-cell table:style-name="ce31"/>
          <table:table-cell table:style-name="ce46" office:value-type="string">
            <text:p>Hold down the CTRL key while middle-clicking in the detail-view.</text:p>
            <text:p/>
          </table:table-cell>
          <table:table-cell table:style-name="ce46" office:value-type="string">
            <text:p>- The clicked base will be selected but the detail-view will not scroll.</text:p>
          </table:table-cell>
          <table:table-cell table:style-name="ce55"/>
          <table:table-cell table:number-columns-repeated="1019"/>
        </table:table-row>
        <table:table-row table:style-name="ro7">
          <table:covered-table-cell table:style-name="ce81"/>
          <table:table-cell table:style-name="ce37"/>
          <table:table-cell table:style-name="ce45"/>
          <table:table-cell table:style-name="ce52"/>
          <table:table-cell table:style-name="ce56"/>
          <table:table-cell table:number-columns-repeated="1019"/>
        </table:table-row>
        <table:table-row table:style-name="ro11">
          <table:covered-table-cell table:style-name="ce81"/>
          <table:table-cell table:style-name="ce32" office:value-type="string" table:number-columns-spanned="1" table:number-rows-spanned="5">
            <text:p>Mixed selections</text:p>
          </table:table-cell>
          <table:table-cell table:style-name="ce47" office:value-type="string">
            <text:p>Middle click on a base (when a row is not selected)</text:p>
            <text:p/>
          </table:table-cell>
          <table:table-cell table:style-name="ce47" office:value-type="string">
            <text:p>- The base number from the ref seq should be shown in the feedback box, with text indicating that a subject is not selected.</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Left click on a row (when no base is selected)</text:p>
          </table:table-cell>
          <table:table-cell table:style-name="ce43" office:value-type="string">
            <text:p>- The subject sequence name should be shown in the feedback box, and ALL visible rows whose match is on that strand should be highlighted in the tree view.</text:p>
            <text:p/>
          </table:table-cell>
          <table:table-cell table:style-name="ce55"/>
          <table:table-cell table:number-columns-repeated="1019"/>
        </table:table-row>
        <table:table-row table:style-name="ro10">
          <table:covered-table-cell table:style-name="ce81"/>
          <table:covered-table-cell table:style-name="ce31"/>
          <table:table-cell table:style-name="ce43" office:value-type="string">
            <text:p>Left click on a row when a base is already selected</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Middle click on a base when a row is already selected (click in the SAME tree where the row is selected)</text:p>
            <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11">
          <table:covered-table-cell table:style-name="ce82"/>
          <table:covered-table-cell table:style-name="ce32"/>
          <table:table-cell table:style-name="ce43" office:value-type="string">
            <text:p>Middle click on a base when a row is already selected (click in a DIFFERENT tree to where the selected row is)</text:p>
            <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34">
          <table:table-cell table:style-name="ce83"/>
          <table:table-cell table:style-name="ce38"/>
          <table:table-cell table:style-name="ce48" table:number-columns-repeated="2"/>
          <table:table-cell table:style-name="ce56"/>
          <table:table-cell table:number-columns-repeated="1019"/>
        </table:table-row>
        <table:table-row table:style-name="ro12">
          <table:table-cell table:style-name="ce84" office:value-type="string" table:number-columns-spanned="1" table:number-rows-spanned="25">
            <text:p>FIND/GROUP</text:p>
          </table:table-cell>
          <table:table-cell table:style-name="ce36" office:value-type="string" table:number-columns-spanned="1" table:number-rows-spanned="8">
            <text:p>Find</text:p>
          </table:table-cell>
          <table:table-cell table:style-name="ce43" office:value-type="string">
            <text:p>Click on a sequence in Zmap that also exists in Blixem, or select some text that contains a sequence name so that it is copied to the selection buffer. Hit the 'f' shortcut key in Blixem.</text:p>
            <text:p/>
          </table:table-cell>
          <table:table-cell table:style-name="ce43" office:value-type="string">
            <text:p>- The sequence should be selected and the view should scroll to the start of the first alignment in that sequence.</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Try opening the find dialog via all available methods (Ctrl-F, context menu or toolbar icon)</text:p>
            <text:p/>
          </table:table-cell>
          <table:table-cell table:style-name="ce43" office:value-type="string">
            <text:p>- All methods should open the Find dialog</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arch for a single sequence name in the Sequence name search box on the Find dialog. Try searching for each of the allowed formats: Em:abc123.1, abc123.1, Em:abc123 or abc123. Also try using wildcards</text:p>
            <text:p/>
          </table:table-cell>
          <table:table-cell table:style-name="ce43" office:value-type="string">
            <text:p>- The sequence should be selected and the view should scroll to the first alignment in that sequence</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Search for multiple sequence names using the 'Sequence name list search' box on the Find dialog. The names should be separated by new lines. Try searching for each of the allowed formats: Em:abc123.1, abc123.1, Em:abc123 or abc123. Also try using wildcards</text:p>
            <text:p/>
          </table:table-cell>
          <table:table-cell table:style-name="ce43" office:value-type="string">
            <text:p>- The sequence should be selected and the view should scroll to the first alignment in that sequence</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After performing a sequence search, repeat the search in a forward/backward direction by pressing F3/Shift-F3</text:p>
            <text:p/>
          </table:table-cell>
          <table:table-cell table:style-name="ce43" office:value-type="string">
            <text:p>- The display should scroll to the nearest start/end point of the next match in the direction indicated. (Equivalent to Ctrl-Left and Ctrl-Right when sequences are selected.)</text:p>
            <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Search for a string of nucleotides in the reference sequence using the 'DNA search' box on the Find dialog. Hit the 'OK' button to perform the search.</text:p>
            <text:p/>
          </table:table-cell>
          <table:table-cell table:style-name="ce43" office:value-type="string">
            <text:p>- The view should scroll to the first matching occurance of the string in the reference sequence. </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Repeat the above DNA search but try using the Forward/Back buttons. Try repeatedly pressing Forward/Back to find further occurances.</text:p>
            <text:p/>
          </table:table-cell>
          <table:table-cell table:style-name="ce43"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6"/>
          <table:table-cell table:number-columns-repeated="1019"/>
        </table:table-row>
        <table:table-row table:style-name="ro11">
          <table:covered-table-cell table:style-name="ce21"/>
          <table:covered-table-cell table:style-name="ce31"/>
          <table:table-cell table:style-name="ce46" office:value-type="string">
            <text:p>After performing a DNA search, repeat the search in a forward/backward direction by pressing F3/Shift-F3</text:p>
            <text:p/>
          </table:table-cell>
          <table:table-cell table:style-name="ce46"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6"/>
          <table:table-cell table:number-columns-repeated="1019"/>
        </table:table-row>
        <table:table-row table:style-name="ro23">
          <table:covered-table-cell table:style-name="ce85"/>
          <table:table-cell table:style-name="ce37"/>
          <table:table-cell table:style-name="ce45"/>
          <table:table-cell table:style-name="ce52"/>
          <table:table-cell table:style-name="ce56"/>
          <table:table-cell table:number-columns-repeated="1019"/>
        </table:table-row>
        <table:table-row table:style-name="ro23">
          <table:covered-table-cell table:style-name="ce85"/>
          <table:table-cell table:style-name="ce36" office:value-type="string" table:number-columns-spanned="1" table:number-rows-spanned="11">
            <text:p>Groups</text:p>
          </table:table-cell>
          <table:table-cell table:style-name="ce99" office:value-type="string" table:number-columns-spanned="2" table:number-rows-spanned="1">
            <text:p>Note that the grouping functionality is somewhat basic and behaviour is ambiguous if the same sequence is added to more than one group</text:p>
          </table:table-cell>
          <table:covered-table-cell table:style-name="ce101"/>
          <table:table-cell table:style-name="ce56"/>
          <table:table-cell table:number-columns-repeated="1019"/>
        </table:table-row>
        <table:table-row table:style-name="ro11">
          <table:covered-table-cell table:style-name="ce21"/>
          <table:covered-table-cell table:style-name="ce31"/>
          <table:table-cell table:style-name="ce47" office:value-type="string">
            <text:p>With no groups set up, open the Groups dialog by pressing Ctrl-G or using the context menu option.</text:p>
            <text:p/>
          </table:table-cell>
          <table:table-cell table:style-name="ce47" office:value-type="string">
            <text:p>- The Gropus dialog should open on the Create Group tab when there are no groups existing.</text:p>
            <text:p/>
          </table:table-cell>
          <table:table-cell table:style-name="ce56"/>
          <table:table-cell table:number-columns-repeated="1019"/>
        </table:table-row>
        <table:table-row table:style-name="ro10">
          <table:covered-table-cell table:style-name="ce21"/>
          <table:covered-table-cell table:style-name="ce31"/>
          <table:table-cell table:style-name="ce43" office:value-type="string">
            <text:p>Open the Create Group dialog tab using the menu option or Shift-Ctrl-G.</text:p>
            <text:p/>
          </table:table-cell>
          <table:table-cell table:style-name="ce43" office:value-type="string">
            <text:p>- The Groups dialog should open on the Create Group tab.</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With no sequences selected, open the Create Group dialog tab. <text:s/>Select the 'From selection' option and click Ok.</text:p>
            <text:p/>
          </table:table-cell>
          <table:table-cell table:style-name="ce43" office:value-type="string">
            <text:p>- You should get an error because there were no sequences selected.</text:p>
            <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lect some sequences and open the Create Group dialog tab. <text:s/>Select the 'From selection' option and click Ok.</text:p>
          </table:table-cell>
          <table:table-cell table:style-name="ce43"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6"/>
          <table:table-cell table:number-columns-repeated="1019"/>
        </table:table-row>
        <table:table-row table:style-name="ro30">
          <table:covered-table-cell table:style-name="ce21"/>
          <table:covered-table-cell table:style-name="ce31"/>
          <table:table-cell table:style-name="ce43" office:value-type="string">
            <text:p>Open the Create Group dialog tab. <text:s/>Select the 'From name' option and enter a sequence name to search for. <text:s/>Click OK.</text:p>
            <text:p/>
            <text:p>Variations:</text:p>
            <text:p><text:s text:c="2"/>1) Try clicking Apply instead of OK.</text:p>
            <text:p><text:s text:c="2"/>2) Try searching for each of the allowed formats: Em:abc123.1, abc123.1, Em:abc123 or abc123. Also try using wildcards.</text:p>
            <text:p><text:s text:c="2"/>3) Try searching for a sequence name that does not exist.</text:p>
            <text:p/>
          </table:table-cell>
          <table:table-cell table:style-name="ce43"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Open the Create Group dialog tab. <text:s/>Select the 'From list' option and enter a list of sequence names to search for. <text:s/>Try searching for each of the allowed formats: Em:abc123.1, abc123.1, Em:abc123 or abc123. Also try using wildcards.</text:p>
            <text:p/>
          </table:table-cell>
          <table:table-cell table:style-name="ce43" office:value-type="string">
            <text:p>- If sequences are found, a group will be created and all found sequences will be added to it.</text:p>
            <text:p/>
          </table:table-cell>
          <table:table-cell table:style-name="ce56"/>
          <table:table-cell table:number-columns-repeated="1019"/>
        </table:table-row>
        <table:table-row table:style-name="ro26">
          <table:covered-table-cell table:style-name="ce21"/>
          <table:covered-table-cell table:style-name="ce31"/>
          <table:table-cell table:style-name="ce43"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3"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t up several groups and then open the Groups dialog. <text:s/>Change the Order setting for each group to something different. <text:s/>Then close the Groups dialog and select 'Group' from the 'Sort by' drop down box on the toolbar.</text:p>
            <text:p/>
          </table:table-cell>
          <table:table-cell table:style-name="ce43"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With some groups set up, open the Groups dialog and delete an individual group using the 'Delete' button next to that group.</text:p>
            <text:p/>
          </table:table-cell>
          <table:table-cell table:style-name="ce43"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6"/>
          <table:table-cell table:number-columns-repeated="1019"/>
        </table:table-row>
        <table:table-row table:style-name="ro11">
          <table:covered-table-cell table:style-name="ce21"/>
          <table:covered-table-cell table:style-name="ce31"/>
          <table:table-cell table:style-name="ce46" office:value-type="string">
            <text:p>With some groups set up, open the Groups dialog and delete all groups using the 'Delete all groups' button.</text:p>
            <text:p/>
          </table:table-cell>
          <table:table-cell table:style-name="ce46" office:value-type="string">
            <text:p>- All sequences will be removed from groups, and all groups will be deleted.</text:p>
            <text:p>- The Groups dialog will close.</text:p>
          </table:table-cell>
          <table:table-cell table:style-name="ce56"/>
          <table:table-cell table:number-columns-repeated="1019"/>
        </table:table-row>
        <table:table-row table:style-name="ro5">
          <table:covered-table-cell table:style-name="ce85"/>
          <table:table-cell table:style-name="ce37"/>
          <table:table-cell table:style-name="ce45"/>
          <table:table-cell table:style-name="ce52"/>
          <table:table-cell table:style-name="ce56"/>
          <table:table-cell table:number-columns-repeated="1019"/>
        </table:table-row>
        <table:table-row table:style-name="ro11">
          <table:covered-table-cell table:style-name="ce21"/>
          <table:table-cell table:style-name="ce32" office:value-type="string" table:number-columns-spanned="1" table:number-rows-spanned="4">
            <text:p>Match-set group</text:p>
          </table:table-cell>
          <table:table-cell table:style-name="ce47" office:value-type="string">
            <text:p>Select one or more sequences and hit the 'g' key or select the 'Toggle match set group' option from the context menu.</text:p>
            <text:p/>
          </table:table-cell>
          <table:table-cell table:style-name="ce47" office:value-type="string">
            <text:p>- The selected sequences should be added to a special group called 'match set'.</text:p>
            <text:p>- They will be highlighted in the default match-set colour.</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With a match-set group set up, hit the 'g' key or 'Toggle match set group' menu option again.</text:p>
            <text:p/>
          </table:table-cell>
          <table:table-cell table:style-name="ce43" office:value-type="string">
            <text:p>- The match-set group will be disabled and the seqeunces will no longer be highlighted.</text:p>
          </table:table-cell>
          <table:table-cell table:style-name="ce56"/>
          <table:table-cell table:number-columns-repeated="1019"/>
        </table:table-row>
        <table:table-row table:style-name="ro15">
          <table:covered-table-cell table:style-name="ce21"/>
          <table:covered-table-cell table:style-name="ce31"/>
          <table:table-cell table:style-name="ce43"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3"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4"/></text:p>
          </table:table-cell>
          <table:table-cell table:style-name="ce56"/>
          <table:table-cell table:number-columns-repeated="1019"/>
        </table:table-row>
        <table:table-row table:style-name="ro8">
          <table:covered-table-cell table:style-name="ce21"/>
          <table:covered-table-cell table:style-name="ce32"/>
          <table:table-cell table:style-name="ce43"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3"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1">not</text:span><text:span text:style-name="T2"> inherit the changes that you made to original group's properties; they will </text:span><text:span text:style-name="T2">revert to the default values.</text:span></text:p>
            <text:p><text:span text:style-name="T2"/></text:p>
          </table:table-cell>
          <table:table-cell table:style-name="ce56"/>
          <table:table-cell table:number-columns-repeated="1019"/>
        </table:table-row>
        <table:table-row table:style-name="ro35">
          <table:table-cell table:style-name="ce79"/>
          <table:table-cell table:style-name="ce94" table:number-columns-repeated="3"/>
          <table:table-cell table:number-columns-repeated="1020"/>
        </table:table-row>
        <table:table-row table:style-name="ro13">
          <table:table-cell table:style-name="ce86" office:value-type="string" table:number-columns-spanned="1" table:number-rows-spanned="33">
            <text:p>SETTINGS</text:p>
          </table:table-cell>
          <table:table-cell table:style-name="ce30" office:value-type="string" table:number-columns-spanned="1" table:number-rows-spanned="6">
            <text:p>Variations</text:p>
          </table:table-cell>
          <table:table-cell table:style-name="ce43"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3" office:value-type="string">
            <text:p>- Nucleotides in the reference sequence header that have variations against them should be shown with an orange box around them.</text:p>
          </table:table-cell>
          <table:table-cell table:style-name="ce55"/>
          <table:table-cell table:number-columns-repeated="1019"/>
        </table:table-row>
        <table:table-row table:style-name="ro12">
          <table:covered-table-cell table:style-name="ce87"/>
          <table:covered-table-cell table:style-name="ce31"/>
          <table:table-cell table:style-name="ce43" office:value-type="string">
            <text:p>Hover over a nucelotide in the reference seqeunce that has a variation highlighted. Then move the mouse pointer off that nucleotide.</text:p>
            <text:p/>
          </table:table-cell>
          <table:table-cell table:style-name="ce43"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5"/>
          <table:table-cell table:number-columns-repeated="1019"/>
        </table:table-row>
        <table:table-row table:style-name="ro15">
          <table:covered-table-cell table:style-name="ce87"/>
          <table:covered-table-cell table:style-name="ce31"/>
          <table:table-cell table:style-name="ce43"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3"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5"/>
          <table:table-cell table:number-columns-repeated="1019"/>
        </table:table-row>
        <table:table-row table:style-name="ro12">
          <table:covered-table-cell table:style-name="ce87"/>
          <table:covered-table-cell table:style-name="ce31"/>
          <table:table-cell table:style-name="ce43" office:value-type="string">
            <text:p>Open the Settings dialog and tick both the 'Highlight variations' and 'Show variations track' options. Scroll to a region on the reference sequence where there are variations.</text:p>
            <text:p/>
          </table:table-cell>
          <table:table-cell table:style-name="ce43"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able:table-cell>
          <table:table-cell table:style-name="ce55"/>
          <table:table-cell table:number-columns-repeated="1019"/>
        </table:table-row>
        <table:table-row table:style-name="ro13">
          <table:covered-table-cell table:style-name="ce87"/>
          <table:covered-table-cell table:style-name="ce31"/>
          <table:table-cell table:style-name="ce43" office:value-type="string">
            <text:p>Un-tick the 'Highlight variations' box in the Settings dialog and try to change the 'Show variations track' setting.</text:p>
          </table:table-cell>
          <table:table-cell table:style-name="ce43"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5"/>
          <table:table-cell table:number-columns-repeated="1019"/>
        </table:table-row>
        <table:table-row table:style-name="ro19">
          <table:covered-table-cell table:style-name="ce87"/>
          <table:covered-table-cell table:style-name="ce32"/>
          <table:table-cell table:style-name="ce43"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Check that the double-click works from any of the yellow reference sequence headers and (for protein mode) the nucelotide header at the top of the detail-view.</text:p>
          </table:table-cell>
          <table:table-cell table:style-name="ce43"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
            <text:p/>
          </table:table-cell>
          <table:table-cell table:style-name="ce55"/>
          <table:table-cell table:number-columns-repeated="1019"/>
        </table:table-row>
        <table:table-row table:style-name="ro5">
          <table:covered-table-cell table:style-name="ce87"/>
          <table:table-cell table:style-name="ce95"/>
          <table:table-cell table:style-name="ce45"/>
          <table:table-cell table:style-name="ce52"/>
          <table:table-cell table:style-name="ce55"/>
          <table:table-cell table:number-columns-repeated="1019"/>
        </table:table-row>
        <table:table-row table:style-name="ro30">
          <table:covered-table-cell table:style-name="ce87"/>
          <table:table-cell table:style-name="ce36" office:value-type="string">
            <text:p>PolyA tails</text:p>
          </table:table-cell>
          <table:table-cell table:style-name="ce43"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1">NOT</text:span><text:span text:style-name="T2"> selected.</text:span></text:p>
            <text:p><text:span text:style-name="T2"/></text:p>
            <text:p><text:span text:style-name="T2">Variations:</text:span></text:p>
            <text:p><text:span text:style-name="T2"><text:s text:c="2"/></text:span><text:span text:style-name="T2">1) Try this with the 'Selected sequences only' option ticked.</text:span></text:p>
            <text:p><text:span text:style-name="T2"/></text:p>
            <text:p><text:span text:style-name="T2"/></text:p>
          </table:table-cell>
          <table:table-cell table:style-name="ce43"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5"/>
          <table:table-cell table:number-columns-repeated="1019"/>
        </table:table-row>
        <table:table-row table:style-name="ro1">
          <table:covered-table-cell table:style-name="ce87"/>
          <table:table-cell table:style-name="ce95"/>
          <table:table-cell table:style-name="ce45"/>
          <table:table-cell table:style-name="ce52"/>
          <table:table-cell table:style-name="ce55"/>
          <table:table-cell table:number-columns-repeated="1019"/>
        </table:table-row>
        <table:table-row table:style-name="ro19">
          <table:covered-table-cell table:style-name="ce87"/>
          <table:table-cell table:style-name="ce30" office:value-type="string">
            <text:p>Show unaligned sequence</text:p>
          </table:table-cell>
          <table:table-cell table:style-name="ce43"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3"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5"/>
          <table:table-cell table:number-columns-repeated="1019"/>
        </table:table-row>
        <table:table-row table:style-name="ro7">
          <table:covered-table-cell table:style-name="ce88"/>
          <table:table-cell table:style-name="ce37"/>
          <table:table-cell table:style-name="ce45"/>
          <table:table-cell table:style-name="ce52"/>
          <table:table-cell table:style-name="ce56"/>
          <table:table-cell table:number-columns-repeated="1019"/>
        </table:table-row>
        <table:table-row table:style-name="ro8">
          <table:covered-table-cell table:style-name="ce87"/>
          <table:table-cell table:style-name="ce36" office:value-type="string">
            <text:p>Splice sites</text:p>
          </table:table-cell>
          <table:table-cell table:style-name="ce46"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6"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1">
          <table:covered-table-cell table:style-name="ce87"/>
          <table:table-cell table:style-name="ce32" office:value-type="string">
            <text:p>Highlight Differences</text:p>
          </table:table-cell>
          <table:table-cell table:style-name="ce47" office:value-type="string">
            <text:p>Try toggling the 'Highlight differences' option (in the Settings dialog) on and off.</text:p>
          </table:table-cell>
          <table:table-cell table:style-name="ce47"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5"/>
          <table:table-cell table:number-columns-repeated="1019"/>
        </table:table-row>
        <table:table-row table:style-name="ro1">
          <table:covered-table-cell table:style-name="ce87"/>
          <table:table-cell table:style-name="ce30"/>
          <table:table-cell table:style-name="ce43" table:number-columns-repeated="2"/>
          <table:table-cell table:style-name="ce55"/>
          <table:table-cell table:number-columns-repeated="1019"/>
        </table:table-row>
        <table:table-row table:style-name="ro19">
          <table:covered-table-cell table:style-name="ce87"/>
          <table:table-cell table:style-name="ce36" office:value-type="string">
            <text:p>Squash matches</text:p>
          </table:table-cell>
          <table:table-cell table:style-name="ce46"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6"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2">
          <table:covered-table-cell table:style-name="ce87"/>
          <table:table-cell table:style-name="ce31" office:value-type="string">
            <text:p>Sorting</text:p>
          </table:table-cell>
          <table:table-cell table:style-name="ce50" office:value-type="string">
            <text:p>Try selecting each of the options from the 'Sort by' drop-down list. For each one, try toggling the 'Invert Sort Order' option (in the Settings dialog) on and off.</text:p>
            <text:p/>
          </table:table-cell>
          <table:table-cell table:style-name="ce50" office:value-type="string">
            <text:p>- The matches should be sorted accordingly. Note that the default sort order is dependant on the column: the name column is sorted ascending; score and ID are sorted descending; start and end are sorted ascending. Setting the 'Invert sort order' option will reverse the order.</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3">
          <table:covered-table-cell table:style-name="ce87"/>
          <table:table-cell table:style-name="ce31" office:value-type="string">
            <text:p>Font</text:p>
          </table:table-cell>
          <table:table-cell table:style-name="ce50" office:value-type="string">
            <text:p>Try changing the detail-view font using the 'Change fixed-width font' option in the Settings dialog. <text:s/>Note that this is really a debug option and is probably not required by most users. <text:s/></text:p>
            <text:p/>
          </table:table-cell>
          <table:table-cell table:style-name="ce50"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3">
          <table:covered-table-cell table:style-name="ce87"/>
          <table:table-cell table:style-name="ce31" office:value-type="string">
            <text:p>Fetch mode</text:p>
          </table:table-cell>
          <table:table-cell table:style-name="ce50"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50"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9">
          <table:covered-table-cell table:style-name="ce87"/>
          <table:table-cell table:style-name="ce30" office:value-type="string" table:number-columns-spanned="1" table:number-rows-spanned="2">
            <text:p>Columns</text:p>
          </table:table-cell>
          <table:table-cell table:style-name="ce47" office:value-type="string">
            <text:p>Click the 'Load optional data' button in the Settings dialog and then hover over some sequences in the detail-view. <text:s/>Note that this option is only enabled where fetching is enabled.</text:p>
            <text:p/>
          </table:table-cell>
          <table:table-cell table:style-name="ce47"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5"/>
          <table:table-cell table:number-columns-repeated="1019"/>
        </table:table-row>
        <table:table-row table:style-name="ro8">
          <table:covered-table-cell table:style-name="ce87"/>
          <table:covered-table-cell table:style-name="ce32"/>
          <table:table-cell table:style-name="ce46" office:value-type="string">
            <text:p>After loading optional data, enable any columns that are currently disabled (i.e. set their widths to non-zero).</text:p>
          </table:table-cell>
          <table:table-cell table:style-name="ce46"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1">
          <table:covered-table-cell table:style-name="ce87"/>
          <table:table-cell table:style-name="ce30" office:value-type="string" table:number-columns-spanned="1" table:number-rows-spanned="2">
            <text:p>Grid properties</text:p>
          </table:table-cell>
          <table:table-cell table:style-name="ce47" office:value-type="string">
            <text:p>Change the range of %ID that is shown on the grid using the 'Max %ID' and 'Min %ID' options on the dialog box.</text:p>
            <text:p/>
          </table:table-cell>
          <table:table-cell table:style-name="ce47" office:value-type="string">
            <text:p>- The grid scale should start/end at the new values.</text:p>
          </table:table-cell>
          <table:table-cell table:style-name="ce55"/>
          <table:table-cell table:number-columns-repeated="1019"/>
        </table:table-row>
        <table:table-row table:style-name="ro15">
          <table:covered-table-cell table:style-name="ce87"/>
          <table:covered-table-cell table:style-name="ce32"/>
          <table:table-cell table:style-name="ce46" office:value-type="string">
            <text:p>Change the scale of the grid using the '%ID per cell' option on the Settings dialog.</text:p>
            <text:p/>
          </table:table-cell>
          <table:table-cell table:style-name="ce46"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1">
          <table:covered-table-cell table:style-name="ce87"/>
          <table:table-cell table:style-name="ce30" office:value-type="string" table:number-columns-spanned="1" table:number-rows-spanned="2">
            <text:p>Appearance</text:p>
          </table:table-cell>
          <table:table-cell table:style-name="ce47" office:value-type="string">
            <text:p>Tick the 'Use print colours' on the Apperance tab in the Settings dialog.</text:p>
            <text:p/>
          </table:table-cell>
          <table:table-cell table:style-name="ce47" office:value-type="string">
            <text:p>- The Blixem window should be shown in greyscale colours for easier printing. <text:s/>Note that the buttons are not converted to greyscale.</text:p>
            <text:p/>
          </table:table-cell>
          <table:table-cell table:style-name="ce55"/>
          <table:table-cell table:number-columns-repeated="1019"/>
        </table:table-row>
        <table:table-row table:style-name="ro11">
          <table:covered-table-cell table:style-name="ce87"/>
          <table:covered-table-cell table:style-name="ce32"/>
          <table:table-cell table:style-name="ce50" office:value-type="string">
            <text:p>Change some of the colours in the Appearance tab. Note that this is mainly a development option because colours cannot be saved.</text:p>
            <text:p/>
          </table:table-cell>
          <table:table-cell table:style-name="ce50" office:value-type="string">
            <text:p>- The colours should update in the Blixem window.</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2">
          <table:covered-table-cell table:style-name="ce89"/>
          <table:table-cell table:style-name="ce32" office:value-type="string">
            <text:p>Sorting</text:p>
          </table:table-cell>
          <table:table-cell table:style-name="ce47" office:value-type="string">
            <text:p>Try selecting each of the options from the 'Sort by' drop-down list. For each one, try toggling the 'Invert Sort Order' option (in the Settings dialog) on and off.</text:p>
            <text:p/>
          </table:table-cell>
          <table:table-cell table:style-name="ce47" office:value-type="string">
            <text:p>- The matches should be sorted accordingly. Note that the default sort order is dependant on the column: the name column is sorted ascending; score and ID are sorted descending; start and end are sorted ascending. Setting the 'Invert sort order' option will reverse the order.</text:p>
            <text:p/>
          </table:table-cell>
          <table:table-cell table:style-name="ce55"/>
          <table:table-cell table:number-columns-repeated="1019"/>
        </table:table-row>
        <table:table-row table:style-name="ro36">
          <table:table-cell table:style-name="ce78"/>
          <table:table-cell table:style-name="ce94" table:number-columns-repeated="3"/>
          <table:table-cell table:number-columns-repeated="1020"/>
        </table:table-row>
        <table:table-row table:style-name="ro37">
          <table:table-cell table:style-name="ce90" office:value-type="string" table:number-columns-spanned="1" table:number-rows-spanned="30">
            <text:p>GENERAL</text:p>
          </table:table-cell>
          <table:table-cell table:style-name="ce96" office:value-type="string">
            <text:p>Hiding Panes</text:p>
          </table:table-cell>
          <table:table-cell table:style-name="ce43" office:value-type="string">
            <text:p>Use the splitter bar to resize/hide parts of the detail view.</text:p>
          </table:table-cell>
          <table:table-cell table:style-name="ce43" office:value-type="string">
            <text:p>- Other parts of the detail view should expand to fill the gap. You should always be able to see the splitter bar so that you can get the hidden panes back.</text:p>
          </table:table-cell>
          <table:table-cell table:style-name="ce55"/>
          <table:table-cell table:number-columns-repeated="1019"/>
        </table:table-row>
        <table:table-row table:style-name="ro1">
          <table:covered-table-cell table:style-name="ce90"/>
          <table:table-cell table:style-name="ce97"/>
          <table:table-cell table:style-name="ce45"/>
          <table:table-cell table:style-name="ce52"/>
          <table:table-cell table:style-name="ce55"/>
          <table:table-cell table:number-columns-repeated="1019"/>
        </table:table-row>
        <table:table-row table:style-name="ro12">
          <table:covered-table-cell table:style-name="ce90"/>
          <table:table-cell table:style-name="ce30" office:value-type="string" table:number-columns-spanned="1" table:number-rows-spanned="4">
            <text:p>Exons</text:p>
          </table:table-cell>
          <table:table-cell table:style-name="ce43" office:value-type="string">
            <text:p>Hit the 'b' shortcut key or go to the View menu and toggle the 'Bump Exons' options.</text:p>
            <text:p/>
          </table:table-cell>
          <table:table-cell table:style-name="ce43"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With exons bumped, zoom in on the big picture so that you're viewing an exon that extends outside both ends of the big picture.</text:p>
            <text:p/>
          </table:table-cell>
          <table:table-cell table:style-name="ce43" office:value-type="string">
            <text:p>- Check that the exon is still shown in the big picture and that the height of the bumped view is correct.</text:p>
          </table:table-cell>
          <table:table-cell table:style-name="ce55"/>
          <table:table-cell table:number-columns-repeated="1019"/>
        </table:table-row>
        <table:table-row table:style-name="ro38">
          <table:covered-table-cell table:style-name="ce90"/>
          <table:covered-table-cell table:style-name="ce31"/>
          <table:table-cell table:style-name="ce43" office:value-type="string">
            <text:p>In the GFF file, specify some transcripts that have some exons that are CDS, some that are UTR, and some that are a combination of the two. <text:s/>View these in Blixem.</text:p>
            <text:p><text:span text:style-name="T3"/></text:p>
            <text:p><text:span text:style-name="T3">a) Scroll the detail-view to a region where there is an exon with both CDS and UTR components. Scroll so </text:span><text:span text:style-name="T3">that the CDS section goes out of range but the UTR is still in range, and vice versa.</text:span></text:p>
            <text:p><text:span text:style-name="T3">b) Select a transcript and scroll to the start using Ctrl-Home. Scroll through the exons one by one using </text:span><text:span text:style-name="T3">Ctrl-Right-arrow. Try this for both reference sequence strands.</text:span></text:p>
            <text:p><text:span text:style-name="T3"/></text:p>
          </table:table-cell>
          <table:table-cell table:style-name="ce43" office:value-type="string">
            <text:p>- CDS and UTR sections should be colour-coded differently in both the big picture and in the detail view. </text:p>
            <text:p>- Check that introns in the big picture line up correctly with their adjacent exons.</text:p>
            <text:p><text:span text:style-name="T3">- Check that introns in the big picture are coloured correctly according to whether they are adjacent to </text:span><text:span text:style-name="T3">CDS or UTR regions; if only adjacent to CDS regions, they should take the CDS colour; if only adjacent to </text:span><text:span text:style-name="T3">UTR regions, they should take the UTR colour; if between CDS and UTR regions, they should take the UTR </text:span><text:span text:style-name="T3">colour.</text:span></text:p>
            <text:p><text:span text:style-name="T3"/></text:p>
            <text:p><text:span text:style-name="T3">a) The CDS and UTR should be on the same row in the detail-view if they are in the same exon. The </text:span><text:span text:style-name="T3">reading frame they are in should be determined by the CDS's phase. Scrolling the CDS out of range tests </text:span><text:span text:style-name="T3">that the UTR has been allocated the correct row, because the row should remain visible as long as the </text:span><text:span text:style-name="T3">UTR is in range (and vice versa when scrolling the UTR section out of range, leaving just the CDS section </text:span><text:span text:style-name="T3">visible).</text:span></text:p>
            <text:p><text:span text:style-name="T3">b) Check that the start/end coords and the reading frame are correct for each exon.</text:span></text:p>
            <text:p><text:span text:style-name="T3"/></text:p>
          </table:table-cell>
          <table:table-cell table:style-name="ce55"/>
          <table:table-cell table:number-columns-repeated="1019"/>
        </table:table-row>
        <table:table-row table:style-name="ro12">
          <table:covered-table-cell table:style-name="ce90"/>
          <table:covered-table-cell table:style-name="ce32"/>
          <table:table-cell table:style-name="ce43" office:value-type="string">
            <text:p>Select an exon in the detail view. Try selecting multiple exons.</text:p>
            <text:p/>
          </table:table-cell>
          <table:table-cell table:style-name="ce43"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5"/>
          <table:table-cell table:number-columns-repeated="1019"/>
        </table:table-row>
        <table:table-row table:style-name="ro1">
          <table:covered-table-cell table:style-name="ce90"/>
          <table:table-cell table:style-name="ce97"/>
          <table:table-cell table:style-name="ce45"/>
          <table:table-cell table:style-name="ce52"/>
          <table:table-cell table:style-name="ce55"/>
          <table:table-cell table:number-columns-repeated="1019"/>
        </table:table-row>
        <table:table-row table:style-name="ro10">
          <table:covered-table-cell table:style-name="ce90"/>
          <table:table-cell table:style-name="ce36" office:value-type="string" table:number-columns-spanned="1" table:number-rows-spanned="7">
            <text:p>Fetching</text:p>
          </table:table-cell>
          <table:table-cell table:style-name="ce99" office:value-type="string" table:number-columns-spanned="2" table:number-rows-spanned="1">
            <text:p>Note that fetching sequences is currently only supported for authorised users within the Sanger Institute.</text:p>
          </table:table-cell>
          <table:covered-table-cell table:style-name="ce101"/>
          <table:table-cell table:style-name="ce55"/>
          <table:table-cell table:number-columns-repeated="1019"/>
        </table:table-row>
        <table:table-row table:style-name="ro10">
          <table:covered-table-cell table:style-name="ce90"/>
          <table:covered-table-cell table:style-name="ce31"/>
          <table:table-cell table:style-name="ce43" office:value-type="string">
            <text:p>Try running both blixem and blixemh in pfetch-socket mode</text:p>
          </table:table-cell>
          <table:table-cell table:style-name="ce43" office:value-type="string">
            <text:p>All valid sequence names should be fetched on startup if the pfetch program is availabe.</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Try running blixemh in pfetch-http mode</text:p>
          </table:table-cell>
          <table:table-cell table:style-name="ce43" office:value-type="string">
            <text:p>- All valid sequence names should be fetched on startup OR you should get a message if you are not authorised. <text:s/>Run otterlace and enter your log-on details to authorise your session.</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In each mode, check that double-clicking fetches the EMBL entry. Try this for DNA sequences, protein sequences, and protein variants.</text:p>
            <text:p/>
          </table:table-cell>
          <table:table-cell table:style-name="ce43" office:value-type="string">
            <text:p>- The full EMBL entry should be displayed where available. Due to a glitch in pfetch it is not available for protein variants: for these, the fasta sequence should be displayed instead</text:p>
          </table:table-cell>
          <table:table-cell table:style-name="ce55"/>
          <table:table-cell table:number-columns-repeated="1019"/>
        </table:table-row>
        <table:table-row table:style-name="ro12">
          <table:covered-table-cell table:style-name="ce90"/>
          <table:covered-table-cell table:style-name="ce31"/>
          <table:table-cell table:style-name="ce43" office:value-type="string">
            <text:p>Try starting blixem with 'F' in the -o options (for full-data fetch)</text:p>
            <text:p/>
          </table:table-cell>
          <table:table-cell table:style-name="ce43"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Try loading full info on startup ('F' option) for a set of sequences that are mostly protein variants, i.e. where most of them will fail to fetch the full EMBL entry.</text:p>
            <text:p/>
          </table:table-cell>
          <table:table-cell table:style-name="ce43" office:value-type="string">
            <text:p>- You should get a warning logged that the fetch failed for however many sequences it was. However, there should not be a popup box if fetching the fasta sequences stlil works.</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In the input file, enter two alingments with the same sequence name but in different case letters.</text:p>
            <text:p/>
          </table:table-cell>
          <table:table-cell table:style-name="ce43" office:value-type="string">
            <text:p>- Check that when one of the alignments is selected, the other is selected too, and that they appear on the same line when you "squash matches"</text:p>
            <text:p/>
          </table:table-cell>
          <table:table-cell table:style-name="ce55"/>
          <table:table-cell table:number-columns-repeated="1019"/>
        </table:table-row>
        <table:table-row table:style-name="ro1">
          <table:covered-table-cell table:style-name="ce90"/>
          <table:table-cell table:style-name="ce97"/>
          <table:table-cell table:style-name="ce45"/>
          <table:table-cell table:style-name="ce102"/>
          <table:table-cell table:style-name="ce55"/>
          <table:table-cell table:number-columns-repeated="1019"/>
        </table:table-row>
        <table:table-row table:style-name="ro11">
          <table:covered-table-cell table:style-name="ce90"/>
          <table:table-cell table:style-name="ce30" office:value-type="string" table:number-columns-spanned="1" table:number-rows-spanned="2">
            <text:p>Misc</text:p>
          </table:table-cell>
          <table:table-cell table:style-name="ce43" office:value-type="string">
            <text:p>Check that DNA sequence data supplied via the Sequence tag in the input file can be in uppercase or lowercase.</text:p>
            <text:p/>
          </table:table-cell>
          <table:table-cell table:style-name="ce43" office:value-type="string">
            <text:p>- Matching should be case-insensitive.</text:p>
          </table:table-cell>
          <table:table-cell table:style-name="ce55"/>
          <table:table-cell table:number-columns-repeated="1019"/>
        </table:table-row>
        <table:table-row table:style-name="ro10">
          <table:covered-table-cell table:style-name="ce90"/>
          <table:covered-table-cell table:style-name="ce32"/>
          <table:table-cell table:style-name="ce43" office:value-type="string">
            <text:p>Check that peptides sequences in the input file can be uppercase or lowercase.</text:p>
            <text:p/>
          </table:table-cell>
          <table:table-cell table:style-name="ce43" office:value-type="string">
            <text:p>- Matching should be case-insensitive.</text:p>
          </table:table-cell>
          <table:table-cell table:style-name="ce55"/>
          <table:table-cell table:number-columns-repeated="1019"/>
        </table:table-row>
        <table:table-row table:style-name="ro1">
          <table:covered-table-cell table:style-name="ce90"/>
          <table:table-cell table:style-name="ce41" table:number-columns-repeated="3"/>
          <table:table-cell table:number-columns-repeated="1020"/>
        </table:table-row>
        <table:table-row table:style-name="ro19">
          <table:covered-table-cell table:style-name="ce90"/>
          <table:table-cell table:style-name="ce30" office:value-type="string" table:number-columns-spanned="1" table:number-rows-spanned="12">
            <text:p>Running Dotter</text:p>
          </table:table-cell>
          <table:table-cell table:style-name="ce43" office:value-type="string">
            <text:p>Select a sequence an open the Dotter dialog using the Ctrl-D shortcut or the context menu. <text:s/>Select Auto and click Execute.</text:p>
            <text:p/>
          </table:table-cell>
          <table:table-cell table:style-name="ce43"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5"/>
          <table:table-cell table:number-columns-repeated="1019"/>
        </table:table-row>
        <table:table-row table:style-name="ro15">
          <table:covered-table-cell table:style-name="ce90"/>
          <table:covered-table-cell table:style-name="ce31"/>
          <table:table-cell table:style-name="ce43"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3"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Run dotter and use the 'use big picture range' option to set the coords in the dotter dialog</text:p>
            <text:p/>
          </table:table-cell>
          <table:table-cell table:style-name="ce43" office:value-type="string">
            <text:p>- The manual coords should be set to the current big picture range. Dotter should run on this range.</text:p>
            <text:p>- If previously the Auto button was checked, it should change to the Manual button.</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Run dotter and use the 'full range' option to set the coords in the dotter dialog.</text:p>
            <text:p/>
          </table:table-cell>
          <table:table-cell table:style-name="ce43" office:value-type="string">
            <text:p>- The manual coords should be set to the full reference sequence range. Dotter should run on this range.</text:p>
            <text:p>- If previously the Auto button was checked, it should change to the Manual button.</text:p>
            <text:p/>
          </table:table-cell>
          <table:table-cell table:style-name="ce55"/>
          <table:table-cell table:number-columns-repeated="1019"/>
        </table:table-row>
        <table:table-row table:style-name="ro10">
          <table:covered-table-cell table:style-name="ce90"/>
          <table:covered-table-cell table:style-name="ce31"/>
          <table:table-cell table:style-name="ce43" office:value-type="string">
            <text:p>Open the dotter dialog in blixem but hit cancel.</text:p>
            <text:p/>
          </table:table-cell>
          <table:table-cell table:style-name="ce43" office:value-type="string">
            <text:p>No changes should be made</text:p>
          </table:table-cell>
          <table:table-cell table:style-name="ce55"/>
          <table:table-cell table:number-columns-repeated="1019"/>
        </table:table-row>
        <table:table-row table:style-name="ro12">
          <table:covered-table-cell table:style-name="ce90"/>
          <table:covered-table-cell table:style-name="ce31"/>
          <table:table-cell table:style-name="ce43" office:value-type="string">
            <text:p>Open the dotter dialog and set manual coords and hit save/close. Move to another area in blixem, select a different sequence, and re-open the dotter dialog.</text:p>
            <text:p/>
          </table:table-cell>
          <table:table-cell table:style-name="ce43" office:value-type="string">
            <text:p>The manual coords should be the same as the ones you saved.</text:p>
            <text:p/>
          </table:table-cell>
          <table:table-cell table:style-name="ce55"/>
          <table:table-cell table:number-columns-repeated="1019"/>
        </table:table-row>
        <table:table-row table:style-name="ro8">
          <table:covered-table-cell table:style-name="ce90"/>
          <table:covered-table-cell table:style-name="ce31"/>
          <table:table-cell table:style-name="ce43"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3"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5"/>
          <table:table-cell table:number-columns-repeated="1019"/>
        </table:table-row>
        <table:table-row table:style-name="ro10">
          <table:covered-table-cell table:style-name="ce90"/>
          <table:covered-table-cell table:style-name="ce31"/>
          <table:table-cell table:style-name="ce43" office:value-type="string">
            <text:p>Try to run Dotter with no sequences selected.</text:p>
            <text:p/>
          </table:table-cell>
          <table:table-cell table:style-name="ce43" office:value-type="string">
            <text:p>- You should get an error message.</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Try to run Dotter with multiple sequences selected.</text:p>
            <text:p/>
          </table:table-cell>
          <table:table-cell table:style-name="ce43" office:value-type="string">
            <text:p>- Currently this is disallowed so you will get an error message (although the intent is that one will be able to open multiple Dotters simultaneously in this way).</text:p>
            <text:p/>
          </table:table-cell>
          <table:table-cell table:style-name="ce55"/>
          <table:table-cell table:number-columns-repeated="1019"/>
        </table:table-row>
        <table:table-row table:style-name="ro15">
          <table:covered-table-cell table:style-name="ce90"/>
          <table:covered-table-cell table:style-name="ce31"/>
          <table:table-cell table:style-name="ce43"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3"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5"/>
          <table:table-cell table:number-columns-repeated="1019"/>
        </table:table-row>
        <table:table-row table:style-name="ro11">
          <table:covered-table-cell table:style-name="ce90"/>
          <table:covered-table-cell table:style-name="ce31"/>
          <table:table-cell table:style-name="ce43" office:value-type="string">
            <text:p>Open the Dotter dialog and tick the 'Call on self' option. <text:s/>Click Execute.</text:p>
          </table:table-cell>
          <table:table-cell table:style-name="ce43" office:value-type="string">
            <text:p>- Dotter should run on the reference sequence vs itself. <text:s/>Note that no match sequences need to be selected when using this option - any selection will be ignored.</text:p>
            <text:p/>
          </table:table-cell>
          <table:table-cell table:style-name="ce55"/>
          <table:table-cell table:number-columns-repeated="1019"/>
        </table:table-row>
        <table:table-row table:style-name="ro11">
          <table:covered-table-cell table:style-name="ce90"/>
          <table:covered-table-cell table:style-name="ce32"/>
          <table:table-cell table:style-name="ce43" office:value-type="string">
            <text:p>Select a sequence. <text:s/>Open the Dotter dialog and tick the 'HSPs only' option. <text:s/>Click Execute.</text:p>
            <text:p/>
          </table:table-cell>
          <table:table-cell table:style-name="ce43" office:value-type="string">
            <text:p>- Dotter should run as normal on the selected sequence but will show in HSP mode.</text:p>
            <text:p/>
          </table:table-cell>
          <table:table-cell table:style-name="ce55"/>
          <table:table-cell table:number-columns-repeated="1019"/>
        </table:table-row>
        <table:table-row table:style-name="ro2" table:number-rows-repeated="65393">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5" table:default-cell-style-name="Default"/>
        <table:table-column table:style-name="co7" table:number-columns-repeated="1020" table:default-cell-style-name="Default"/>
        <table:table-row table:style-name="ro5">
          <table:table-cell table:style-name="ce57" office:value-type="string" table:number-columns-spanned="3" table:number-rows-spanned="1">
            <text:p>Dotter test plan</text:p>
          </table:table-cell>
          <table:covered-table-cell table:style-name="ce69"/>
          <table:covered-table-cell table:style-name="ce69"/>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7">
          <table:table-cell table:style-name="ce9"/>
          <table:table-cell table:number-columns-repeated="1023"/>
        </table:table-row>
        <table:table-row table:style-name="ro2" table:number-rows-repeated="2">
          <table:table-cell table:number-columns-repeated="1024"/>
        </table:table-row>
        <table:table-row table:style-name="ro2">
          <table:table-cell table:style-name="ce56" table:number-columns-repeated="2"/>
          <table:table-cell table:style-name="ce41" table:number-columns-repeated="2"/>
          <table:table-cell table:number-columns-repeated="1020"/>
        </table:table-row>
        <table:table-row table:style-name="ro1">
          <table:table-cell table:style-name="ce58"/>
          <table:table-cell table:style-name="ce70"/>
          <table:table-cell table:style-name="ce42" office:value-type="string">
            <text:p>Test description</text:p>
          </table:table-cell>
          <table:table-cell table:style-name="ce42" office:value-type="string">
            <text:p>Expected results</text:p>
          </table:table-cell>
          <table:table-cell table:style-name="ce55"/>
          <table:table-cell table:number-columns-repeated="1019"/>
        </table:table-row>
        <table:table-row table:style-name="ro8">
          <table:table-cell table:style-name="ce12" office:value-type="string" table:number-columns-spanned="1" table:number-rows-spanned="13">
            <text:p>DOTPLOT</text:p>
          </table:table-cell>
          <table:table-cell table:style-name="ce36" office:value-type="string" table:number-columns-spanned="1" table:number-rows-spanned="10">
            <text:p>Dotplot</text:p>
          </table:table-cell>
          <table:table-cell table:style-name="ce52"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3"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Left-click / left-drag on the dotplot to move the crosshair.</text:p>
            <text:p/>
          </table:table-cell>
          <table:table-cell table:style-name="ce43"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5"/>
          <table:table-cell table:number-columns-repeated="1019"/>
        </table:table-row>
        <table:table-row table:style-name="ro10">
          <table:covered-table-cell table:style-name="ce13"/>
          <table:covered-table-cell table:style-name="ce31"/>
          <table:table-cell table:style-name="ce52" office:value-type="string">
            <text:p>Toggle the 'Crosshair label' option on the View menu.</text:p>
            <text:p/>
          </table:table-cell>
          <table:table-cell table:style-name="ce43" office:value-type="string">
            <text:p>- The crosshair label should only be shown when the option is turned on.</text:p>
            <text:p/>
          </table:table-cell>
          <table:table-cell table:style-name="ce55"/>
          <table:table-cell table:number-columns-repeated="1019"/>
        </table:table-row>
        <table:table-row table:style-name="ro11">
          <table:covered-table-cell table:style-name="ce13"/>
          <table:covered-table-cell table:style-name="ce31"/>
          <table:table-cell table:style-name="ce52" office:value-type="string">
            <text:p>Toggle the 'Crosshair fullscreen' option on the View menu.</text:p>
            <text:p/>
          </table:table-cell>
          <table:table-cell table:style-name="ce43" office:value-type="string">
            <text:p>- The crosshair will extend over the scales and the exon view when fullscreen is on; it will be clipped to the dotplot area when this option is off.</text:p>
            <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Toggle the 'Crosshair' option on the View menu.</text:p>
            <text:p/>
          </table:table-cell>
          <table:table-cell table:style-name="ce43"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5"/>
          <table:table-cell table:number-columns-repeated="1019"/>
        </table:table-row>
        <table:table-row table:style-name="ro10">
          <table:covered-table-cell table:style-name="ce13"/>
          <table:covered-table-cell table:style-name="ce31"/>
          <table:table-cell table:style-name="ce52" office:value-type="string">
            <text:p>Left-click near each edge of the dotplot border with the crosshair label enabled.</text:p>
            <text:p/>
          </table:table-cell>
          <table:table-cell table:style-name="ce43" office:value-type="string">
            <text:p>- The crosshair label should always be visible and readable.</text:p>
            <text:p/>
          </table:table-cell>
          <table:table-cell table:style-name="ce55"/>
          <table:table-cell table:number-columns-repeated="1019"/>
        </table:table-row>
        <table:table-row table:style-name="ro19">
          <table:covered-table-cell table:style-name="ce13"/>
          <table:covered-table-cell table:style-name="ce31"/>
          <table:table-cell table:style-name="ce52" office:value-type="string">
            <text:p>Press the left/right/up/down arrow keys.</text:p>
            <text:p>Also press the arrow keys with the Ctrl key held.</text:p>
          </table:table-cell>
          <table:table-cell table:style-name="ce43"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Press the , . [ ] keys to move the crosshair diagonally.</text:p>
          </table:table-cell>
          <table:table-cell table:style-name="ce43"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5"/>
          <table:table-cell table:number-columns-repeated="1019"/>
        </table:table-row>
        <table:table-row table:style-name="ro11">
          <table:covered-table-cell table:style-name="ce13"/>
          <table:covered-table-cell table:style-name="ce31"/>
          <table:table-cell table:style-name="ce52" office:value-type="string">
            <text:p>From the View menu, toggle gridlines on and off.</text:p>
            <text:p/>
          </table:table-cell>
          <table:table-cell table:style-name="ce43" office:value-type="string">
            <text:p>- Gridlines should be drawn across the plot area at each scale marker when the gridlines option is on.</text:p>
            <text:p/>
          </table:table-cell>
          <table:table-cell table:style-name="ce55"/>
          <table:table-cell table:number-columns-repeated="1019"/>
        </table:table-row>
        <table:table-row table:style-name="ro13">
          <table:covered-table-cell table:style-name="ce13"/>
          <table:covered-table-cell table:style-name="ce31"/>
          <table:table-cell table:style-name="ce71" office:value-type="string">
            <text:p>From the View menu, toggle the pixelmap on and off.</text:p>
            <text:p/>
          </table:table-cell>
          <table:table-cell table:style-name="ce46"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5"/>
          <table:table-cell table:number-columns-repeated="1019"/>
        </table:table-row>
        <table:table-row table:style-name="ro23">
          <table:covered-table-cell table:style-name="ce13"/>
          <table:table-cell table:style-name="ce30"/>
          <table:table-cell table:style-name="ce45"/>
          <table:table-cell table:style-name="ce52"/>
          <table:table-cell table:style-name="ce56"/>
          <table:table-cell table:number-columns-repeated="1019"/>
        </table:table-row>
        <table:table-row table:style-name="ro27">
          <table:covered-table-cell table:style-name="ce13"/>
          <table:table-cell table:style-name="ce30" office:value-type="string" table:number-columns-spanned="1" table:number-rows-spanned="2">
            <text:p>HSP mode</text:p>
          </table:table-cell>
          <table:table-cell table:style-name="ce72"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7" office:value-type="string">
            <text:p><text:s text:c="2"/>a) The HSPs will be drawn in greyscale colours, where the shade of grey represents the score of the match. <text:s/>The HSP plot will <text:span text:style-name="T1">replace</text:span><text:span text:style-name="T2"> the normal pixelmap plot. <text:s/>Turning the pixelmap option on and off will have no effect.</text:span></text:p>
            <text:p><text:span text:style-name="T2"/></text:p>
            <text:p><text:span text:style-name="T2"><text:s text:c="2"/></text:span><text:span text:style-name="T2">b) The HSPs will be drawn as red lines. <text:s/>They will be drawn over the top of the normal pixelmap plot, if that is turned on, or onto a blank background otherwise.</text:span></text:p>
            <text:p><text:span text:style-name="T2"/></text:p>
            <text:p><text:span text:style-name="T2"><text:s text:c="2"/></text:span><text:span text:style-name="T2">c) The HSPs will be drawn as a coloured line; the colour will be chosen based on the score. <text:s/>They will be drawn over the top of the normal pixelmap, if that is turned on, or onto a blank background otherwise.</text:span></text:p>
            <text:p><text:span text:style-name="T2"/></text:p>
          </table:table-cell>
          <table:table-cell table:style-name="ce55"/>
          <table:table-cell table:number-columns-repeated="1019"/>
        </table:table-row>
        <table:table-row table:style-name="ro11">
          <table:covered-table-cell table:style-name="ce14"/>
          <table:covered-table-cell table:style-name="ce32"/>
          <table:table-cell table:style-name="ce52" office:value-type="string">
            <text:p>From one of the above modes, turn off HSPs.</text:p>
            <text:p/>
          </table:table-cell>
          <table:table-cell table:style-name="ce43" office:value-type="string">
            <text:p>- The view should return to the normal pixelmap view (or a blank background, if the pixelmap is turned off).</text:p>
            <text:p/>
          </table:table-cell>
          <table:table-cell table:style-name="ce55"/>
          <table:table-cell table:number-columns-repeated="1019"/>
        </table:table-row>
        <table:table-row table:style-name="ro4">
          <table:table-cell table:style-name="ce59"/>
          <table:table-cell table:style-name="ce38"/>
          <table:table-cell table:style-name="ce48" table:number-columns-repeated="2"/>
          <table:table-cell table:style-name="ce56"/>
          <table:table-cell table:number-columns-repeated="1019"/>
        </table:table-row>
        <table:table-row table:style-name="ro17">
          <table:table-cell table:style-name="ce60" office:value-type="string" table:number-columns-spanned="1" table:number-rows-spanned="2">
            <text:p>SETTINGS</text:p>
          </table:table-cell>
          <table:table-cell table:style-name="ce36" office:value-type="string" table:number-columns-spanned="1" table:number-rows-spanned="2">
            <text:p>Settings</text:p>
          </table:table-cell>
          <table:table-cell table:style-name="ce43"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3"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5"/>
          <table:table-cell table:number-columns-repeated="1019"/>
        </table:table-row>
        <table:table-row table:style-name="ro10">
          <table:covered-table-cell table:style-name="ce61"/>
          <table:covered-table-cell table:style-name="ce31"/>
          <table:table-cell table:style-name="ce43" office:value-type="string">
            <text:p>Check that you can change the slider window size via the Settings dialog.</text:p>
            <text:p/>
          </table:table-cell>
          <table:table-cell table:style-name="ce43" office:value-type="string">
            <text:p>- This affects the way the greyramp image is drawn.</text:p>
            <text:p/>
          </table:table-cell>
          <table:table-cell table:style-name="ce55"/>
          <table:table-cell table:number-columns-repeated="1019"/>
        </table:table-row>
        <table:table-row table:style-name="ro28">
          <table:table-cell table:style-name="ce62"/>
          <table:table-cell table:style-name="ce37"/>
          <table:table-cell table:style-name="ce45"/>
          <table:table-cell table:style-name="ce52"/>
          <table:table-cell table:style-name="ce56"/>
          <table:table-cell table:number-columns-repeated="1019"/>
        </table:table-row>
        <table:table-row table:style-name="ro11">
          <table:table-cell table:style-name="ce63" office:value-type="string" table:number-columns-spanned="1" table:number-rows-spanned="13">
            <text:p>TOOLS</text:p>
          </table:table-cell>
          <table:table-cell table:style-name="ce36" office:value-type="string" table:number-columns-spanned="1" table:number-rows-spanned="6">
            <text:p>Greyramp tool</text:p>
          </table:table-cell>
          <table:table-cell table:style-name="ce43" office:value-type="string">
            <text:p>Check that you can close the greyramp tool and re-open it from the dotter window using the menu option or keyboard shortcuts.</text:p>
            <text:p/>
          </table:table-cell>
          <table:table-cell table:style-name="ce43" office:value-type="string">
            <text:p>- Closing the greyramp tool should not affect its associated dotplot window.</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Hit Ctrl-Q from the greyramp tool to quit dotter.</text:p>
            <text:p/>
          </table:table-cell>
          <table:table-cell table:style-name="ce43" office:value-type="string">
            <text:p>- This should close the assocated dotplot and alignment tool (and any child/parent dotters).</text:p>
            <text:p/>
          </table:table-cell>
          <table:table-cell table:style-name="ce55"/>
          <table:table-cell table:number-columns-repeated="1019"/>
        </table:table-row>
        <table:table-row table:style-name="ro19">
          <table:covered-table-cell table:style-name="ce21"/>
          <table:covered-table-cell table:style-name="ce31"/>
          <table:table-cell table:style-name="ce43" office:value-type="string">
            <text:p>Click and drag the top triangle marker on the greyramp tool. Repeat with the bottom triangle marker.</text:p>
          </table:table-cell>
          <table:table-cell table:style-name="ce43"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5"/>
          <table:table-cell table:number-columns-repeated="1019"/>
        </table:table-row>
        <table:table-row table:style-name="ro13">
          <table:covered-table-cell table:style-name="ce21"/>
          <table:covered-table-cell table:style-name="ce31"/>
          <table:table-cell table:style-name="ce43" office:value-type="string">
            <text:p>Click and drag the threshold marker on the greyramp tool (the square central marker).</text:p>
          </table:table-cell>
          <table:table-cell table:style-name="ce43"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5"/>
          <table:table-cell table:number-columns-repeated="1019"/>
        </table:table-row>
        <table:table-row table:style-name="ro10">
          <table:covered-table-cell table:style-name="ce21"/>
          <table:covered-table-cell table:style-name="ce31"/>
          <table:table-cell table:style-name="ce43" office:value-type="string">
            <text:p>Drag a marker and then hit the Undo button. Try this for each marker.</text:p>
            <text:p/>
          </table:table-cell>
          <table:table-cell table:style-name="ce43" office:value-type="string">
            <text:p>- The Undo button resets the markers to their positions before the last drag.</text:p>
            <text:p/>
          </table:table-cell>
          <table:table-cell table:style-name="ce55"/>
          <table:table-cell table:number-columns-repeated="1019"/>
        </table:table-row>
        <table:table-row table:style-name="ro10">
          <table:covered-table-cell table:style-name="ce21"/>
          <table:covered-table-cell table:style-name="ce31"/>
          <table:table-cell table:style-name="ce43" office:value-type="string">
            <text:p>Hit the 'Swap' button</text:p>
          </table:table-cell>
          <table:table-cell table:style-name="ce43" office:value-type="string">
            <text:p>- The top and bottom triangle markers <text:s/>swap positions, inverting the colors.</text:p>
            <text:p/>
          </table:table-cell>
          <table:table-cell table:style-name="ce55"/>
          <table:table-cell table:number-columns-repeated="1019"/>
        </table:table-row>
        <table:table-row table:style-name="ro4">
          <table:covered-table-cell table:style-name="ce21"/>
          <table:table-cell table:style-name="ce37"/>
          <table:table-cell table:style-name="ce45"/>
          <table:table-cell table:style-name="ce52"/>
          <table:table-cell table:style-name="ce56"/>
          <table:table-cell table:number-columns-repeated="1019"/>
        </table:table-row>
        <table:table-row table:style-name="ro11">
          <table:covered-table-cell table:style-name="ce21"/>
          <table:table-cell table:style-name="ce36" office:value-type="string" table:number-columns-spanned="1" table:number-rows-spanned="6">
            <text:p>Alignment tool</text:p>
          </table:table-cell>
          <table:table-cell table:style-name="ce43" office:value-type="string">
            <text:p>Check that you can close the alignment tool and re-open it from the dotter window using the menu option or keyboard shortcut.</text:p>
            <text:p/>
          </table:table-cell>
          <table:table-cell table:style-name="ce43" office:value-type="string">
            <text:p>- Closing the alignment tool should not affect its associated dotplot window.</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Hit Ctrl-Q from the alignment tool to quit dotter.</text:p>
            <text:p/>
          </table:table-cell>
          <table:table-cell table:style-name="ce43" office:value-type="string">
            <text:p>- This should close the associated dotplot window and greyramp tool (and any child/parent dotters).</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Check that the alignment tool shows the same coords as the crosshair and updates when you left-click / drag the crosshai or move it from the dotplot window using the keyboard shortcuts.</text:p>
            <text:p/>
          </table:table-cell>
          <table:table-cell table:style-name="ce43"/>
          <table:table-cell table:style-name="ce55"/>
          <table:table-cell table:number-columns-repeated="1019"/>
        </table:table-row>
        <table:table-row table:style-name="ro10">
          <table:covered-table-cell table:style-name="ce21"/>
          <table:covered-table-cell table:style-name="ce31"/>
          <table:table-cell table:style-name="ce43" office:value-type="string">
            <text:p>Check that the alignment tool shows the correct portions of sequences at the marked coords.</text:p>
            <text:p/>
          </table:table-cell>
          <table:table-cell table:style-name="ce43"/>
          <table:table-cell table:style-name="ce55"/>
          <table:table-cell table:number-columns-repeated="1019"/>
        </table:table-row>
        <table:table-row table:style-name="ro10">
          <table:covered-table-cell table:style-name="ce21"/>
          <table:covered-table-cell table:style-name="ce31"/>
          <table:table-cell table:style-name="ce43" office:value-type="string">
            <text:p>Check that both strands of the horizontal sequence are shown if displaying DNA sequences.</text:p>
          </table:table-cell>
          <table:table-cell table:style-name="ce43" office:value-type="string">
            <text:p>- The same strand of match sequence is shown against both the forward and reverse strand of the referecne sequence when viewing DNA matches.</text:p>
          </table:table-cell>
          <table:table-cell table:style-name="ce55"/>
          <table:table-cell table:number-columns-repeated="1019"/>
        </table:table-row>
        <table:table-row table:style-name="ro13">
          <table:covered-table-cell table:style-name="ce64"/>
          <table:covered-table-cell table:style-name="ce31"/>
          <table:table-cell table:style-name="ce46" office:value-type="string">
            <text:p>Go to the alignment tool and use the left/right/up/down arrow keys and the , . [ ] shortcut keys.</text:p>
          </table:table-cell>
          <table:table-cell table:style-name="ce46"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5"/>
          <table:table-cell table:number-columns-repeated="1019"/>
        </table:table-row>
        <table:table-row table:style-name="ro29">
          <table:table-cell table:style-name="ce62"/>
          <table:table-cell table:style-name="ce37"/>
          <table:table-cell table:style-name="ce45"/>
          <table:table-cell table:style-name="ce52"/>
          <table:table-cell table:style-name="ce56"/>
          <table:table-cell table:number-columns-repeated="1019"/>
        </table:table-row>
        <table:table-row table:style-name="ro15">
          <table:table-cell table:style-name="ce65" office:value-type="string" table:number-columns-spanned="1" table:number-rows-spanned="5">
            <text:p>GENERAL</text:p>
          </table:table-cell>
          <table:table-cell table:style-name="ce36" office:value-type="string" table:number-columns-spanned="1" table:number-rows-spanned="2">
            <text:p>Child Dotters</text:p>
          </table:table-cell>
          <table:table-cell table:style-name="ce47" office:value-type="string">
            <text:p>Middle-click and drag to open a new dotter window on a sub-range of the current dotter window. Edit the zoom/start/end/window-size settings of the new window.</text:p>
            <text:p/>
          </table:table-cell>
          <table:table-cell table:style-name="ce47"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5"/>
          <table:table-cell table:number-columns-repeated="1019"/>
        </table:table-row>
        <table:table-row table:style-name="ro8">
          <table:covered-table-cell table:style-name="ce66"/>
          <table:covered-table-cell table:style-name="ce31"/>
          <table:table-cell table:style-name="ce46"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6"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5"/>
          <table:table-cell table:number-columns-repeated="1019"/>
        </table:table-row>
        <table:table-row table:style-name="ro23">
          <table:covered-table-cell table:style-name="ce67"/>
          <table:table-cell table:style-name="ce37"/>
          <table:table-cell table:style-name="ce45"/>
          <table:table-cell table:style-name="ce52"/>
          <table:table-cell table:style-name="ce56"/>
          <table:table-cell table:number-columns-repeated="1019"/>
        </table:table-row>
        <table:table-row table:style-name="ro12">
          <table:covered-table-cell table:style-name="ce66"/>
          <table:table-cell table:style-name="ce32" office:value-type="string" table:number-columns-spanned="1" table:number-rows-spanned="2">
            <text:p>Load/save</text:p>
          </table:table-cell>
          <table:table-cell table:style-name="ce50" office:value-type="string">
            <text:p>Run dotter and then save the plot using the 'Save plot' option on the File menu. <text:s/>Run dotter again with the -l argument to load the plot you saved.</text:p>
            <text:p/>
          </table:table-cell>
          <table:table-cell table:style-name="ce50" office:value-type="string">
            <text:p>- The dotplot should appear exactly as it did before the save. </text:p>
            <text:p>- You should be able to navigate around the dotplot as normal (providing you supplied the correct portions of the sequences and the correct offsets).</text:p>
            <text:p/>
          </table:table-cell>
          <table:table-cell table:style-name="ce55"/>
          <table:table-cell table:number-columns-repeated="1019"/>
        </table:table-row>
        <table:table-row table:style-name="ro12">
          <table:covered-table-cell table:style-name="ce68"/>
          <table:covered-table-cell table:style-name="ce32"/>
          <table:table-cell table:style-name="ce43" office:value-type="string">
            <text:p>Run dotter in batch mode, and then open the saved dotplot file(s) with the -l argument.</text:p>
            <text:p/>
          </table:table-cell>
          <table:table-cell table:style-name="ce43" office:value-type="string">
            <text:p>- The dotplot should appear as it would have in non-batch mode and be navigable as normal (providing you supplied the correct portions of the sequences and the correct offsets).</text:p>
            <text:p/>
          </table:table-cell>
          <table:table-cell table:style-name="ce55"/>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6">16/02/2011</text:date>, <text:time>15:45:20</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Gemma Barson</dc:creator>
    <dc:date>2011-02-16T15:45:19</dc:date>
    <meta:generator>OpenOffice.org/3.2$Unix OpenOffice.org_project/320m18$Build-9502</meta:generator>
    <meta:editing-duration>PT28H49M48S</meta:editing-duration>
    <meta:editing-cycles>5</meta:editing-cycles>
    <meta:document-statistic meta:table-count="3" meta:cell-count="330" meta:object-count="0"/>
  </office:meta>
</office:document-meta>
</file>